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0111in" table:align="left"/>
    </style:style>
    <style:style style:name="Table1.A" style:family="table-column">
      <style:table-column-properties style:column-width="2.3986in"/>
    </style:style>
    <style:style style:name="Table1.B" style:family="table-column">
      <style:table-column-properties style:column-width="3.612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9924in"/>
    </style:style>
    <style:style style:name="Table2.B" style:family="table-column">
      <style:table-column-properties style:column-width="2.7833in"/>
    </style:style>
    <style:style style:name="Table2.C" style:family="table-column">
      <style:table-column-properties style:column-width="1.9174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Natürlich! Hier ist dein <text:span text:style-name="Strong_20_Emphasis">ausführlicher Lernzettel zur Eingabe-Validierung mit </text:span><text:span text:style-name="Strong_20_Emphasis"><text:span text:style-name="Source_20_Text">prompt_toolkit</text:span></text:span>, inklusive nützlicher <text:span text:style-name="Strong_20_Emphasis">Stringfunktionen</text:span>, mit denen du Eingaben effektiv prüfen kannst.</text:p>
      <text:p text:style-name="Horizontal_20_Line"/>
      <text:h text:style-name="Heading_20_1" text:outline-level="1">🧾 Lernzettel: <text:span text:style-name="Strong_20_Emphasis">Validierung von Benutzereingaben mit </text:span><text:span text:style-name="Strong_20_Emphasis"><text:span text:style-name="Source_20_Text">prompt_toolkit</text:span></text:span></text:h>
      <text:p text:style-name="Horizontal_20_Line"/>
      <text:h text:style-name="Heading_20_2" text:outline-level="2">🎯 Ziel</text:h>
      <text:p text:style-name="Text_20_body">Du lernst, <text:span text:style-name="Strong_20_Emphasis">wie man Eingaben validiert</text:span>, also prüft, ob der Benutzer sinnvolle Daten eingegeben hat (z. B. gültige E-Mail-Adresse, nicht-leeres Passwort, gültiger Port etc.). Außerdem zeige ich dir <text:span text:style-name="Strong_20_Emphasis">wichtige Python-Stringmethoden</text:span>, die dir helfen, diese Prüfungen sauber umzusetzen.</text:p>
      <text:p text:style-name="Horizontal_20_Line"/>
      <text:h text:style-name="Heading_20_2" text:outline-level="2">🧱 1. Grundlagen der Validierung</text:h>
      <text:h text:style-name="Heading_20_3" text:outline-level="3">Was ist Validierung?</text:h>
      <text:p text:style-name="Text_20_body">Validierung heißt: <text:span text:style-name="Strong_20_Emphasis">Prüfen von Eingaben</text:span>, bevor sie weiterverarbeitet werden.</text:p>
      <text:p text:style-name="Text_20_body">Beispiele:</text:p>
      <text:list text:style-name="L1">
        <text:list-item>
          <text:p text:style-name="P2">Ist die Eingabe <text:span text:style-name="Strong_20_Emphasis">nicht leer</text:span>?</text:p>
        </text:list-item>
        <text:list-item>
          <text:p text:style-name="P2">Ist das eine <text:span text:style-name="Strong_20_Emphasis">gültige E-Mail-Adresse</text:span>?</text:p>
        </text:list-item>
        <text:list-item>
          <text:p text:style-name="P2">Ist der eingegebene <text:span text:style-name="Strong_20_Emphasis">Port eine Zahl zwischen 1–65535</text:span>?</text:p>
        </text:list-item>
      </text:list>
      <text:p text:style-name="Horizontal_20_Line"/>
      <text:h text:style-name="Heading_20_2" text:outline-level="2">🧰 2. Zwei Wege der Validierung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Methode</text:p>
            </table:table-cell>
            <table:table-cell table:style-name="Table1.A1" office:value-type="string">
              <text:p text:style-name="Table_20_Heading">Wann sinnvoll?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Direkt bei der Eingabe</text:span> (live)</text:p>
          </table:table-cell>
          <table:table-cell table:style-name="Table1.A1" office:value-type="string">
            <text:p text:style-name="Table_20_Contents">z. B. bei <text:span text:style-name="Source_20_Text">prompt_toolkit</text:span> mit <text:span text:style-name="Source_20_Text">Validator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ach der Eingabe (nach </text:span><text:span text:style-name="Strong_20_Emphasis"><text:span text:style-name="Source_20_Text">Enter</text:span></text:span><text:span text:style-name="Strong_20_Emphasis">)</text:span></text:p>
          </table:table-cell>
          <table:table-cell table:style-name="Table1.A1" office:value-type="string">
            <text:p text:style-name="Table_20_Contents">z. B. mit <text:span text:style-name="Source_20_Text">if not email.endswith("@...")</text:span></text:p>
          </table:table-cell>
        </table:table-row>
      </table:table>
      <text:p text:style-name="Text_20_body">In der Praxis werden <text:span text:style-name="Strong_20_Emphasis">beide Methoden</text:span> kombiniert:</text:p>
      <text:list text:style-name="L2">
        <text:list-item>
          <text:p text:style-name="P3">Direktes Feedback für offensichtliche Fehler.</text:p>
        </text:list-item>
        <text:list-item>
          <text:p text:style-name="P3">Tiefere Prüfung nach dem Ausfüllen.</text:p>
        </text:list-item>
      </text:list>
      <text:p text:style-name="Horizontal_20_Line"/>
      <text:h text:style-name="Heading_20_2" text:outline-level="2"><text:soft-page-break/>📦 3. Validierung mit <text:span text:style-name="Source_20_Text">prompt_toolkit.Validator</text:span></text:h>
      <text:h text:style-name="Heading_20_3" text:outline-level="3">Wie funktioniert das?</text:h>
      <text:p text:style-name="Text_20_body">Du definierst eine <text:span text:style-name="Strong_20_Emphasis">Validator-Klasse</text:span>, die überprüft, ob der eingegebene Text gültig ist. Sie wird automatisch beim Tippen (oder nach Enter) aufgerufen.</text:p>
      <text:p text:style-name="Preformatted_20_Text"><text:span text:style-name="Source_20_Text">from prompt_toolkit.validation import Validator, ValidationError</text:span></text:p>
      <text:p text:style-name="Preformatted_20_Text"/>
      <text:p text:style-name="Preformatted_20_Text"><text:span text:style-name="Source_20_Text">class EmailValidator(Validator):</text:span></text:p>
      <text:p text:style-name="Preformatted_20_Text"><text:span text:style-name="Source_20_Text"><text:s text:c="4"/>def validate(self, document):</text:span></text:p>
      <text:p text:style-name="Preformatted_20_Text"><text:span text:style-name="Source_20_Text"><text:s text:c="8"/>text = document.text</text:span></text:p>
      <text:p text:style-name="Preformatted_20_Text"><text:span text:style-name="Source_20_Text"><text:s text:c="8"/>if "@" not in text or "." not in text:</text:span></text:p>
      <text:p text:style-name="Preformatted_20_Text"><text:span text:style-name="Source_20_Text"><text:s text:c="12"/>raise ValidationError(</text:span></text:p>
      <text:p text:style-name="Preformatted_20_Text"><text:span text:style-name="Source_20_Text"><text:s text:c="16"/>message="Bitte gib eine gültige E-Mail-Adresse ein.",</text:span></text:p>
      <text:p text:style-name="Preformatted_20_Text"><text:span text:style-name="Source_20_Text"><text:s text:c="16"/>cursor_position=len(text) <text:s/># setzt den Cursor ans Ende</text:span></text:p>
      <text:p text:style-name="P1"><text:span text:style-name="Source_20_Text"><text:s text:c="12"/>)</text:span></text:p>
      <text:p text:style-name="Text_20_body">Verwendung mit <text:span text:style-name="Source_20_Text">TextArea</text:span>:</text:p>
      <text:p text:style-name="Preformatted_20_Text"><text:span text:style-name="Source_20_Text">from prompt_toolkit.widgets import TextArea</text:span></text:p>
      <text:p text:style-name="Preformatted_20_Text"/>
      <text:p text:style-name="Preformatted_20_Text"><text:span text:style-name="Source_20_Text">email_input = TextArea(</text:span></text:p>
      <text:p text:style-name="Preformatted_20_Text"><text:span text:style-name="Source_20_Text"><text:s text:c="4"/>prompt="E-Mail: ",</text:span></text:p>
      <text:p text:style-name="Preformatted_20_Text"><text:span text:style-name="Source_20_Text"><text:s text:c="4"/>validator=EmailValidator(),</text:span></text:p>
      <text:p text:style-name="Preformatted_20_Text"><text:span text:style-name="Source_20_Text"><text:s text:c="4"/>validate_while_typing=True</text:span></text:p>
      <text:p text:style-name="P1"><text:span text:style-name="Source_20_Text">)</text:span></text:p>
      <text:p text:style-name="Horizontal_20_Line"/>
      <text:h text:style-name="Heading_20_2" text:outline-level="2">🧠 4. Wichtige Stringfunktionen für Validierung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Funktion</text:p>
            </table:table-cell>
            <table:table-cell table:style-name="Table2.A1" office:value-type="string">
              <text:p text:style-name="Table_20_Heading">Beispiel</text:p>
            </table:table-cell>
            <table:table-cell table:style-name="Table2.A1" office:value-type="string">
              <text:p text:style-name="Table_20_Heading">Zweck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str.strip()</text:span></text:p>
          </table:table-cell>
          <table:table-cell table:style-name="Table2.A1" office:value-type="string">
            <text:p text:style-name="Table_20_Contents"><text:span text:style-name="Source_20_Text">" abc ".strip()</text:span> → <text:span text:style-name="Source_20_Text">"abc"</text:span></text:p>
          </table:table-cell>
          <table:table-cell table:style-name="Table2.A1" office:value-type="string">
            <text:p text:style-name="Table_20_Contents">Leerzeichen entfernen</text:p>
          </table:table-cell>
        </table:table-row>
        <table:table-row>
          <table:table-cell table:style-name="Table2.A1" office:value-type="string">
            <text:p text:style-name="Table_20_Contents"><text:span text:style-name="Source_20_Text">str.lower()</text:span></text:p>
          </table:table-cell>
          <table:table-cell table:style-name="Table2.A1" office:value-type="string">
            <text:p text:style-name="Table_20_Contents"><text:span text:style-name="Source_20_Text">"ABC".lower()</text:span> → <text:span text:style-name="Source_20_Text">"abc"</text:span></text:p>
          </table:table-cell>
          <table:table-cell table:style-name="Table2.A1" office:value-type="string">
            <text:p text:style-name="Table_20_Contents">Kleinbuchstaben vergleichen</text:p>
          </table:table-cell>
        </table:table-row>
        <table:table-row>
          <table:table-cell table:style-name="Table2.A1" office:value-type="string">
            <text:p text:style-name="Table_20_Contents"><text:span text:style-name="Source_20_Text">str.isdigit()</text:span></text:p>
          </table:table-cell>
          <table:table-cell table:style-name="Table2.A1" office:value-type="string">
            <text:p text:style-name="Table_20_Contents"><text:span text:style-name="Source_20_Text">"123".isdigit()</text:span> → <text:span text:style-name="Source_20_Text">True</text:span></text:p>
          </table:table-cell>
          <table:table-cell table:style-name="Table2.A1" office:value-type="string">
            <text:p text:style-name="Table_20_Contents">Prüfen ob nur Ziffern</text:p>
          </table:table-cell>
        </table:table-row>
        <table:table-row>
          <table:table-cell table:style-name="Table2.A1" office:value-type="string">
            <text:p text:style-name="Table_20_Contents"><text:span text:style-name="Source_20_Text">str.isalpha()</text:span></text:p>
          </table:table-cell>
          <table:table-cell table:style-name="Table2.A1" office:value-type="string">
            <text:p text:style-name="Table_20_Contents"><text:span text:style-name="Source_20_Text">"abc".isalpha()</text:span> → <text:span text:style-name="Source_20_Text">True</text:span></text:p>
          </table:table-cell>
          <table:table-cell table:style-name="Table2.A1" office:value-type="string">
            <text:p text:style-name="Table_20_Contents">Nur Buchstaben?</text:p>
          </table:table-cell>
        </table:table-row>
        <table:table-row>
          <table:table-cell table:style-name="Table2.A1" office:value-type="string">
            <text:p text:style-name="Table_20_Contents"><text:span text:style-name="Source_20_Text">str.isalnum()</text:span></text:p>
          </table:table-cell>
          <table:table-cell table:style-name="Table2.A1" office:value-type="string">
            <text:p text:style-name="Table_20_Contents"><text:span text:style-name="Source_20_Text">"abc123".isalnum()</text:span> → <text:span text:style-name="Source_20_Text">True</text:span></text:p>
          </table:table-cell>
          <table:table-cell table:style-name="Table2.A1" office:value-type="string">
            <text:p text:style-name="Table_20_Contents">Buchstaben + Zahlen</text:p>
          </table:table-cell>
        </table:table-row>
        <table:table-row>
          <table:table-cell table:style-name="Table2.A1" office:value-type="string">
            <text:p text:style-name="Table_20_Contents"><text:span text:style-name="Source_20_Text">str.startswith()</text:span></text:p>
          </table:table-cell>
          <table:table-cell table:style-name="Table2.A1" office:value-type="string">
            <text:p text:style-name="Table_20_Contents"><text:span text:style-name="Source_20_Text">"email@...".startswith("mail")</text:span></text:p>
          </table:table-cell>
          <table:table-cell table:style-name="Table2.A1" office:value-type="string">
            <text:p text:style-name="Table_20_Contents">Beginnt mit ...</text:p>
          </table:table-cell>
        </table:table-row>
        <table:table-row>
          <table:table-cell table:style-name="Table2.A1" office:value-type="string">
            <text:p text:style-name="Table_20_Contents"><text:span text:style-name="Source_20_Text">str.endswith()</text:span></text:p>
          </table:table-cell>
          <table:table-cell table:style-name="Table2.A1" office:value-type="string">
            <text:p text:style-name="Table_20_Contents"><text:span text:style-name="Source_20_Text">"email@...".endswith(".de")</text:span></text:p>
          </table:table-cell>
          <table:table-cell table:style-name="Table2.A1" office:value-type="string">
            <text:p text:style-name="Table_20_Contents">Endet auf ...</text:p>
          </table:table-cell>
        </table:table-row>
        <table:table-row>
          <table:table-cell table:style-name="Table2.A1" office:value-type="string">
            <text:p text:style-name="Table_20_Contents"><text:span text:style-name="Source_20_Text">in</text:span>-Operator</text:p>
          </table:table-cell>
          <table:table-cell table:style-name="Table2.A1" office:value-type="string">
            <text:p text:style-name="Table_20_Contents"><text:span text:style-name="Source_20_Text">"@" in text</text:span></text:p>
          </table:table-cell>
          <table:table-cell table:style-name="Table2.A1" office:value-type="string">
            <text:p text:style-name="Table_20_Contents">Enthält Zeichen</text:p>
          </table:table-cell>
        </table:table-row>
        <table:table-row>
          <table:table-cell table:style-name="Table2.A1" office:value-type="string">
            <text:p text:style-name="Table_20_Contents"><text:span text:style-name="Source_20_Text">try/except int(text)</text:span></text:p>
          </table:table-cell>
          <table:table-cell table:style-name="Table2.A1" office:value-type="string">
            <text:p text:style-name="Table_20_Contents">Port prüfen → <text:span text:style-name="Source_20_Text">int("abc")</text:span> → Error</text:p>
          </table:table-cell>
          <table:table-cell table:style-name="Table2.A1" office:value-type="string">
            <text:p text:style-name="Table_20_Contents">String in Zahl konvertieren</text:p>
          </table:table-cell>
        </table:table-row>
      </table:table>
      <text:p text:style-name="Horizontal_20_Line"/>
      <text:h text:style-name="Heading_20_2" text:outline-level="2">🧪 5. Validierung nach Eingabe</text:h>
      <text:p text:style-name="Preformatted_20_Text"><text:span text:style-name="Source_20_Text"># Beispiel: Port prüfen</text:span></text:p>
      <text:p text:style-name="Preformatted_20_Text"><text:span text:style-name="Source_20_Text">port_str = "587"</text:span></text:p>
      <text:p text:style-name="Preformatted_20_Text"><text:span text:style-name="Source_20_Text">if not port_str.isdigit():</text:span></text:p>
      <text:p text:style-name="Preformatted_20_Text"><text:span text:style-name="Source_20_Text"><text:s text:c="4"/>print("Kein gültiger Port!")</text:span></text:p>
      <text:p text:style-name="Preformatted_20_Text"><text:span text:style-name="Source_20_Text">else:</text:span></text:p>
      <text:p text:style-name="Preformatted_20_Text"><text:soft-page-break/><text:span text:style-name="Source_20_Text"><text:s text:c="4"/>port = int(port_str)</text:span></text:p>
      <text:p text:style-name="Preformatted_20_Text"><text:span text:style-name="Source_20_Text"><text:s text:c="4"/>if port &lt; 1 or port &gt; 65535:</text:span></text:p>
      <text:p text:style-name="P1"><text:span text:style-name="Source_20_Text"><text:s text:c="8"/>print("Port muss zwischen 1 und 65535 liegen.")</text:span></text:p>
      <text:p text:style-name="Horizontal_20_Line"/>
      <text:h text:style-name="Heading_20_2" text:outline-level="2">🧰 6. Tipps zur Fehlerbehandlung</text:h>
      <text:list text:style-name="L3">
        <text:list-item>
          <text:p text:style-name="P4"><text:span text:style-name="Strong_20_Emphasis">Nie blind weiterverarbeiten!</text:span> Immer prüfen.</text:p>
        </text:list-item>
        <text:list-item>
          <text:p text:style-name="P4"><text:span text:style-name="Strong_20_Emphasis">Dem Benutzer helfen:</text:span> Konkrete Hinweise anzeigen, z. B. "Bitte gib eine gültige Zahl ein".</text:p>
        </text:list-item>
        <text:list-item>
          <text:p text:style-name="P4"><text:span text:style-name="Strong_20_Emphasis">Felder wiederholen lassen:</text:span> z. B. mit Schleife oder erneutem Prompt.</text:p>
        </text:list-item>
      </text:list>
      <text:p text:style-name="Horizontal_20_Line"/>
      <text:h text:style-name="Heading_20_2" text:outline-level="2">🧪 7. Beispielanwendung: Benutzername + Port</text:h>
      <text:p text:style-name="Preformatted_20_Text"><text:span text:style-name="Source_20_Text">from prompt_toolkit.application import Application</text:span></text:p>
      <text:p text:style-name="Preformatted_20_Text"><text:span text:style-name="Source_20_Text">from prompt_toolkit.widgets import TextArea, Label, Button</text:span></text:p>
      <text:p text:style-name="Preformatted_20_Text"><text:span text:style-name="Source_20_Text">from prompt_toolkit.layout import Layout, HSplit</text:span></text:p>
      <text:p text:style-name="Preformatted_20_Text"><text:span text:style-name="Source_20_Text">from prompt_toolkit.validation import Validator, ValidationError</text:span></text:p>
      <text:p text:style-name="Preformatted_20_Text"/>
      <text:p text:style-name="Preformatted_20_Text"><text:span text:style-name="Source_20_Text"># Benutzername-Validator</text:span></text:p>
      <text:p text:style-name="Preformatted_20_Text"><text:span text:style-name="Source_20_Text">class UsernameValidator(Validator):</text:span></text:p>
      <text:p text:style-name="Preformatted_20_Text"><text:span text:style-name="Source_20_Text"><text:s text:c="4"/>def validate(self, document):</text:span></text:p>
      <text:p text:style-name="Preformatted_20_Text"><text:span text:style-name="Source_20_Text"><text:s text:c="8"/>text = document.text.strip()</text:span></text:p>
      <text:p text:style-name="Preformatted_20_Text"><text:span text:style-name="Source_20_Text"><text:s text:c="8"/>if not text or not text.isalnum():</text:span></text:p>
      <text:p text:style-name="Preformatted_20_Text"><text:span text:style-name="Source_20_Text"><text:s text:c="12"/>raise ValidationError(message="Nur Buchstaben/Zahlen erlaubt.")</text:span></text:p>
      <text:p text:style-name="Preformatted_20_Text"/>
      <text:p text:style-name="Preformatted_20_Text"><text:span text:style-name="Source_20_Text"># Port-Validator</text:span></text:p>
      <text:p text:style-name="Preformatted_20_Text"><text:span text:style-name="Source_20_Text">class PortValidator(Validator):</text:span></text:p>
      <text:p text:style-name="Preformatted_20_Text"><text:span text:style-name="Source_20_Text"><text:s text:c="4"/>def validate(self, document):</text:span></text:p>
      <text:p text:style-name="Preformatted_20_Text"><text:span text:style-name="Source_20_Text"><text:s text:c="8"/>if not document.text.isdigit():</text:span></text:p>
      <text:p text:style-name="Preformatted_20_Text"><text:span text:style-name="Source_20_Text"><text:s text:c="12"/>raise ValidationError(message="Bitte eine Zahl eingeben.")</text:span></text:p>
      <text:p text:style-name="Preformatted_20_Text"><text:span text:style-name="Source_20_Text"><text:s text:c="8"/>port = int(document.text)</text:span></text:p>
      <text:p text:style-name="Preformatted_20_Text"><text:span text:style-name="Source_20_Text"><text:s text:c="8"/>if not (0 &lt; port &lt; 65536):</text:span></text:p>
      <text:p text:style-name="Preformatted_20_Text"><text:span text:style-name="Source_20_Text"><text:s text:c="12"/>raise ValidationError(message="Port muss 1–65535 sein.")</text:span></text:p>
      <text:p text:style-name="Preformatted_20_Text"/>
      <text:p text:style-name="Preformatted_20_Text"><text:span text:style-name="Source_20_Text"># Felder definieren</text:span></text:p>
      <text:p text:style-name="Preformatted_20_Text"><text:span text:style-name="Source_20_Text">username_input = TextArea(prompt="Benutzername: ", validator=UsernameValidator())</text:span></text:p>
      <text:p text:style-name="Preformatted_20_Text"><text:span text:style-name="Source_20_Text">port_input = TextArea(prompt="Port: ", validator=PortValidator())</text:span></text:p>
      <text:p text:style-name="Preformatted_20_Text"/>
      <text:p text:style-name="Preformatted_20_Text"><text:span text:style-name="Source_20_Text">def speichern():</text:span></text:p>
      <text:p text:style-name="Preformatted_20_Text"><text:span text:style-name="Source_20_Text"><text:s text:c="4"/>print("✅ Benutzer:", username_input.text)</text:span></text:p>
      <text:p text:style-name="Preformatted_20_Text"><text:span text:style-name="Source_20_Text"><text:s text:c="4"/>print("✅ Port:", port_input.text)</text:span></text:p>
      <text:p text:style-name="Preformatted_20_Text"><text:span text:style-name="Source_20_Text"><text:s text:c="4"/>app.exit()</text:span></text:p>
      <text:p text:style-name="Preformatted_20_Text"/>
      <text:p text:style-name="Preformatted_20_Text"><text:span text:style-name="Source_20_Text">save_btn = Button("Speichern", handler=speichern)</text:span></text:p>
      <text:p text:style-name="Preformatted_20_Text"/>
      <text:p text:style-name="Preformatted_20_Text"><text:span text:style-name="Source_20_Text"># Layout und App</text:span></text:p>
      <text:p text:style-name="Preformatted_20_Text"><text:span text:style-name="Source_20_Text">form = HSplit([username_input, port_input, save_btn])</text:span></text:p>
      <text:p text:style-name="Preformatted_20_Text"><text:span text:style-name="Source_20_Text">app = Application(layout=Layout(form), full_screen=False)</text:span></text:p>
      <text:p text:style-name="P1"><text:span text:style-name="Source_20_Text">app.run()</text:span></text:p>
      <text:p text:style-name="Horizontal_20_Line"/>
      <text:h text:style-name="Heading_20_2" text:outline-level="2"><text:soft-page-break/>✅ Zusammenfassung</text:h>
      <text:h text:style-name="Heading_20_3" text:outline-level="3">🔑 Wichtigste Punkte</text:h>
      <text:list text:style-name="L4">
        <text:list-item>
          <text:p text:style-name="P5">Verwende <text:span text:style-name="Source_20_Text">Validator</text:span> in <text:span text:style-name="Source_20_Text">prompt_toolkit</text:span>, um <text:span text:style-name="Strong_20_Emphasis">Eingaben live zu prüfen</text:span>.</text:p>
        </text:list-item>
        <text:list-item>
          <text:p text:style-name="P5">Nutze Stringmethoden wie <text:span text:style-name="Source_20_Text">.strip()</text:span>, <text:span text:style-name="Source_20_Text">.isdigit()</text:span>, <text:span text:style-name="Source_20_Text">.endswith()</text:span> etc.</text:p>
        </text:list-item>
        <text:list-item>
          <text:p text:style-name="P5">Kombiniere <text:span text:style-name="Strong_20_Emphasis">Live-Prüfung</text:span> mit <text:span text:style-name="Strong_20_Emphasis">abschließender Logikprüfung</text:span>, wenn nötig.</text:p>
        </text:list-item>
        <text:list-item>
          <text:p text:style-name="P5">Zeige <text:span text:style-name="Strong_20_Emphasis">klare Fehlermeldungen</text:span>.</text:p>
        </text:list-item>
        <text:list-item>
          <text:p text:style-name="P5">Wiederhole Eingaben nur bei Fehlern, nicht pauschal.</text:p>
        </text:list-item>
      </text:list>
      <text:p text:style-name="Horizontal_20_Line"/>
      <text:p text:style-name="Text_20_body">Wenn du willst, kann ich dir als Nächstes zeigen:</text:p>
      <text:list text:style-name="L5">
        <text:list-item>
          <text:p text:style-name="P6">🧠 Wie man Felder wiederholt, bis sie gültig sind (z. B. in einer Funktion)</text:p>
        </text:list-item>
        <text:list-item>
          <text:p text:style-name="P6">💾 Wie du validierte Daten speicherst (z. B. JSON, INI, ENV)</text:p>
        </text:list-item>
        <text:list-item>
          <text:p text:style-name="P6">🔄 Dynamische Validierung (je nach anderem Feld)</text:p>
        </text:list-item>
      </text:list>
      <text:p text:style-name="Text_20_body">Sag einfach Bescheid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14:01:08.122788128</meta:creation-date>
    <dc:date>2025-06-30T14:01:20.922504457</dc:date>
    <meta:editing-duration>PT13S</meta:editing-duration>
    <meta:editing-cycles>1</meta:editing-cycles>
    <meta:document-statistic meta:table-count="2" meta:image-count="0" meta:object-count="0" meta:page-count="4" meta:paragraph-count="127" meta:word-count="592" meta:character-count="4789" meta:non-whitespace-character-count="4137"/>
    <meta:generator>LibreOffice/24.2.7.2$Linux_X86_64 LibreOffice_project/420$Build-2</meta:generator>
  </office:meta>
</office:document-meta>
</file>